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0B7417C9FC2CAE0CE5D.png" manifest:media-type="image/png"/>
  <manifest:file-entry manifest:full-path="Pictures/10000201000002A00000003EA8F11A8DFD2CCA6D.png" manifest:media-type="image/png"/>
  <manifest:file-entry manifest:full-path="Pictures/100002010000044C00000256533924D167F1E0CA.png" manifest:media-type="image/png"/>
  <manifest:file-entry manifest:full-path="Pictures/1000020100000556000000C242F347DED59034A1.png" manifest:media-type="image/png"/>
  <manifest:file-entry manifest:full-path="Pictures/100002010000050B000000A993B287F3E0A673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b44" officeooo:paragraph-rsid="00210b44"/>
    </style:style>
    <style:style style:name="P2" style:family="paragraph" style:parent-style-name="Standard">
      <style:text-properties officeooo:rsid="0023170c" officeooo:paragraph-rsid="00210b44"/>
    </style:style>
    <style:style style:name="P3" style:family="paragraph" style:parent-style-name="Standard">
      <style:text-properties officeooo:rsid="0023170c" officeooo:paragraph-rsid="002317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to one:</text:p>
      <text:p text:style-name="Standard"><draw:frame draw:style-name="fr2" draw:name="Image1" text:anchor-type="char" svg:x="-1.244cm" svg:y="0.474cm" svg:width="14.482cm" svg:height="6.253cm" draw:z-index="0"><draw:image xlink:href="Pictures/100002010000050B000000A993B287F3E0A6739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char" svg:x="-1.244cm" svg:y="0.751cm" svg:width="14.852cm" svg:height="5.978cm" draw:z-index="1"><draw:image xlink:href="Pictures/1000020100000556000000C242F347DED59034A1.png" xlink:type="simple" xlink:show="embed" xlink:actuate="onLoad" loext:mime-type="image/png"/></draw:frame>Insert to many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1.111cm" svg:y="0.06cm" svg:width="17cm" svg:height="9.241cm" draw:z-index="2"><draw:image xlink:href="Pictures/100002010000044C00000256533924D167F1E0CA.png" xlink:type="simple" xlink:show="embed" xlink:actuate="onLoad" loext:mime-type="image/png"/></draw:frame></text:p>
      <text:p text:style-name="P1"><text:soft-page-break/></text:p>
      <text:p text:style-name="P2"><draw:frame draw:style-name="fr2" draw:name="Image4" text:anchor-type="char" svg:x="-0.37cm" svg:y="0.148cm" svg:width="17cm" svg:height="2.706cm" draw:z-index="3"><draw:image xlink:href="Pictures/10000201000002A00000003EA8F11A8DFD2CCA6D.png" xlink:type="simple" xlink:show="embed" xlink:actuate="onLoad" loext:mime-type="image/png"/></draw:frame></text:p>
      <text:p text:style-name="P3"/>
      <text:p text:style-name="P3">Or operation:</text:p>
      <text:p text:style-name="P3"><draw:frame draw:style-name="fr1" draw:name="Image5" text:anchor-type="char" svg:width="17cm" svg:height="3.932cm" draw:z-index="4"><draw:image xlink:href="Pictures/10000201000004EE000000B7417C9FC2CAE0CE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17:58.881256739</meta:creation-date>
    <dc:date>2022-05-20T15:21:44.347311077</dc:date>
    <meta:editing-duration>PT1M33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3" meta:word-count="8" meta:character-count="42" meta:non-whitespace-character-count="37"/>
  </office:meta>
</office:document-meta>
</file>